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Courier New" svg:font-family="'Courier New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style:text-underline-style="none"/>
    </style:style>
    <style:style style:name="P4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5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P6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text-properties fo:color="#000000" style:text-underline-style="none"/>
    </style:style>
    <style:style style:name="P9" style:family="paragraph" style:parent-style-name="Standard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Courier New" style:font-name-complex="Courier New"/>
    </style:style>
    <style:style style:name="T3" style:family="text">
      <style:text-properties style:font-name-asian="Times New Roman" style:font-name-complex="Times New Roma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/>Javascript Einführung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>Uebung/01_Einführung/Einführungs_Fragen</text:p>
          </table:table-cell>
          <table:table-cell table:style-name="Tabelle1.C2" office:value-type="string">
            <text:p text:style-name="P1">Schuljahr 2015/16</text:p>
          </table:table-cell>
        </table:table-row>
      </table:table>
      <text:p text:style-name="P1"/>
      <text:list xml:id="list9000222037388339629" text:style-name="L1">
        <text:list-item>
          <text:p text:style-name="P4">Wie bindet man Javascript in HTML ein?</text:p>
          <text:p text:style-name="P4"><text:span text:style-name="T1">&lt;script</text:span> type="text/javascript" language="JavaScript"&gt; </text:p>
          <text:p text:style-name="P4"/>
          <text:p text:style-name="P4"><text:tab/>oder mit src= .. für externes Javascript</text:p>
          <text:p text:style-name="P4"/>
        </text:list-item>
        <text:list-item>
          <text:p text:style-name="P4">Wie kommentiert man in Javascript?</text:p>
        </text:list-item>
      </text:list>
      <text:p text:style-name="P1"/>
      <text:p text:style-name="P1"><text:tab/>//<text:tab/>bis Zeilenende</text:p>
      <text:p text:style-name="P1"><text:tab/>/* <text:tab/>über mehrere Zeilen <text:tab/>*/ <text:s/></text:p>
      <text:p text:style-name="P1"/>
      <text:list xml:id="list9041115309521728957" text:style-name="L2">
        <text:list-header>
          <text:p text:style-name="P5"/>
        </text:list-header>
      </text:list>
      <text:p text:style-name="P1"/>
      <text:list xml:id="list37476849" text:continue-numbering="true" text:style-name="L2">
        <text:list-item>
          <text:p text:style-name="P5">Was kann Javascript?</text:p>
          <text:p text:style-name="P5"/>
          <text:p text:style-name="P8"><text:span text:style-name="T3">Browserspezifische Programmierung</text:span> mit <text:span text:style-name="T2">navigator </text:span><text:span text:style-name="T2">Objekt</text:span></text:p>
        </text:list-item>
      </text:list>
      <text:p text:style-name="P3"><text:span text:style-name="T3"><text:tab/>Sessioninformationen</text:span> in Cookies <text:s/>mit <text:span text:style-name="T2">document.cookie</text:span></text:p>
      <text:p text:style-name="P3"><text:span text:style-name="T3"><text:tab/>Ereignisbehandlung </text:span><text:s/>mit <text:span text:style-name="T2">event</text:span> Objekt ermöglicht Zugriff auf Ereignisse </text:p>
      <text:p text:style-name="P3"><text:span text:style-name="T3"><text:tab/>Fenstermanagement </text:span><text:s/></text:p>
      <text:p text:style-name="P3"><text:span text:style-name="T3"><text:s text:c="3"/><text:tab/><text:tab/> mit </text:span><text:span text:style-name="T2">window</text:span> Objekt repräsentiert Browserfenster</text:p>
      <text:p text:style-name="P3"><text:span text:style-name="T3"><text:s text:c="4"/><text:tab/><text:tab/>mit </text:span><text:span text:style-name="T2">screen </text:span><text:span text:style-name="T3">Objekt repräsentiert Bildschirm<text:tab/></text:span></text:p>
      <text:p text:style-name="P3"><text:span text:style-name="T3"><text:tab/>Mathematische Berechnungen </text:span>mit <text:s/><text:span text:style-name="T2">Math </text:span><text:span text:style-name="T3">Objekt</text:span></text:p>
      <text:p text:style-name="P3"><text:span text:style-name="T3"><text:tab/>Formularabfrage </text:span><text:span text:style-name="T2">document.forms</text:span></text:p>
      <text:list xml:id="list37480597" text:continue-numbering="true" text:style-name="L2">
        <text:list-header>
          <text:p text:style-name="P5"/>
        </text:list-header>
        <text:list-item>
          <text:p text:style-name="P5">Was macht var x<text:tab/>?</text:p>
        </text:list-item>
      </text:list>
      <text:p text:style-name="P1"/>
      <text:p text:style-name="P1"><text:tab/>Deklariert eine Variable x und legt Gultigkeitsbereich fest. (Funktion oder global)</text:p>
      <text:p text:style-name="P1"/>
      <text:list xml:id="list37498839" text:continue-numbering="true" text:style-name="L2">
        <text:list-item>
          <text:p text:style-name="P5">Wie definiert man einen Zeichenkettenwert für diese Variable?</text:p>
        </text:list-item>
      </text:list>
      <text:p text:style-name="P1"/>
      <text:p text:style-name="P1"><text:tab/>x = 'abc' oder x = “abc“;</text:p>
      <text:p text:style-name="P1"/>
      <text:list xml:id="list37479617" text:continue-numbering="true" text:style-name="L2">
        <text:list-item>
          <text:p text:style-name="P5">Wenn man Variablen auf Gleichheit untersucht hat man zwei Vergleichsmöglichkeiten.</text:p>
          <text:p text:style-name="P5">Welche? Was ist der Unterschied?</text:p>
        </text:list-item>
      </text:list>
      <text:p text:style-name="P1"/>
      <text:p text:style-name="P1"><text:tab/>1 == '1' bzw 1 === '1'<text:tab/><text:tab/>erstes true weil Datentyp nicht berücksichtigt – zweites falsch</text:p>
      <text:p text:style-name="P1"/>
      <text:list xml:id="list37501287" text:continue-numbering="true" text:style-name="L2">
        <text:list-item>
          <text:p text:style-name="P5">Wie kann man die Länge der Zeichenkette in der Variable x ermitteln?</text:p>
        </text:list-item>
      </text:list>
      <text:p text:style-name="P1"/>
      <text:p text:style-name="P1"><text:tab/>x.length</text:p>
      <text:p text:style-name="P1"/>
      <text:list xml:id="list37480179" text:continue-numbering="true" text:style-name="L2">
        <text:list-item>
          <text:p text:style-name="P5">Wie kann man das letzte Zeichen einer Zeichenkette ermitteln?</text:p>
        </text:list-item>
      </text:list>
      <text:p text:style-name="P1"/>
      <text:p text:style-name="P9"><text:tab/>x[x.length-1]</text:p>
      <text:p text:style-name="P9"><text:tab/>x.charAt([x.length-1)</text:p>
      <text:p text:style-name="P9"/>
      <text:p text:style-name="P9"/>
      <text:list xml:id="list37489347" text:continue-numbering="true" text:style-name="L2">
        <text:list-item>
          <text:p text:style-name="P5"><text:soft-page-break/>Geben Sie zwei Möglichkeiten an 'd' an x anzuhängen.</text:p>
        </text:list-item>
      </text:list>
      <text:p text:style-name="P1"/>
      <text:p text:style-name="P2"><text:tab/>x = x.concat('d');</text:p>
      <text:p text:style-name="P9"><text:s/><text:tab/>x += 'd' </text:p>
      <text:p text:style-name="P9"/>
      <text:list xml:id="list37473577" text:continue-numbering="true" text:style-name="L2">
        <text:list-item>
          <text:p text:style-name="P5"><text:s/>Was ist NaN ? </text:p>
        </text:list-item>
      </text:list>
      <text:p text:style-name="P1"/>
      <text:p text:style-name="P1"><text:tab/>Not a number – testen mit isNaN Funktion – true für nicht Zahlen</text:p>
      <text:p text:style-name="P1"/>
      <text:list xml:id="list37495524" text:continue-numbering="true" text:style-name="L2">
        <text:list-item>
          <text:p text:style-name="P5">Was ermittelt x.indexOf('d')?</text:p>
        </text:list-item>
      </text:list>
      <text:p text:style-name="P1"/>
      <text:p text:style-name="P1"><text:tab/>Index von d in x</text:p>
      <text:p text:style-name="P1"/>
      <text:list xml:id="list37492642" text:continue-numbering="true" text:style-name="L2">
        <text:list-item>
          <text:p text:style-name="P5">Was ist der Unterschied zwischen <text:span text:style-name="T1">substring und substr?</text:span></text:p>
        </text:list-item>
      </text:list>
      <text:p text:style-name="P6"/>
      <text:p text:style-name="P6"><text:tab/>x.substr(1,2);<text:tab/><text:tab/><text:tab/>→ Index 1 – 2 Element </text:p>
      <text:p text:style-name="P6"><text:tab/>x.substring(1,2);<text:tab/><text:tab/>→ Index 1 bis 2 (nicht einschließlich)</text:p>
      <text:p text:style-name="P2"><text:tab/></text:p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Courier New" svg:font-family="'Courier New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Objekt_20_ohne_20_Füllung_20_und_20_ohne_20_Linie" style:display-name="Objekt ohne Füllung und ohne Linie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style:text-outline="false" style:text-line-through-style="none" style:font-name="MS Gothic" fo:font-size="44pt" fo:font-style="normal" fo:text-shadow="none" style:text-underline-style="none" fo:font-weight="normal" style:font-name-asian="MS Gothic" style:font-size-asian="44pt" style:font-style-asian="normal" style:font-weight-asian="normal" style:font-name-complex="MS Gothic" style:font-size-complex="44pt" style:font-style-complex="normal" style:font-weight-complex="normal" style:text-emphasize="none" style:text-overline-style="none" style:text-overline-color="font-color"/>
    </style:style>
    <style:style style:name="Hintergrundobjekt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MS Gothic" fo:font-size="24pt" fo:font-style="normal" fo:text-shadow="none" style:text-underline-style="none" fo:font-weight="normal" style:font-name-asian="MS Gothic" style:font-size-asian="24pt" style:font-style-asian="normal" style:font-weight-asian="normal" style:font-name-complex="MS Gothic" style:font-size-complex="24pt" style:font-style-complex="normal" style:font-weight-complex="normal"/>
    </style:style>
    <style:style style:name="Hintergrund" style:family="paragraph">
      <style:paragraph-properties fo:text-align="center" style:justify-single-word="false" style:text-autospace="none"/>
    </style:style>
    <style:style style:name="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24pt" fo:font-style="normal" fo:text-shadow="none" style:text-underline-style="none" fo:font-weight="normal" style:font-name-asian="Mangal" style:font-size-asian="24pt" style:font-style-asian="normal" style:font-weight-asian="normal" style:font-name-complex="Mangal" style:font-size-complex="24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-left="0.953cm" fo:margin-right="0cm" fo:margin-top="0.282cm" fo:margin-bottom="0cm" style:line-height-at-least="0.353cm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MS Gothic" fo:font-size="32pt" fo:font-style="normal" fo:text-shadow="none" style:text-underline-style="none" fo:font-weight="normal" style:font-name-asian="MS Gothic" style:font-size-asian="32pt" style:font-style-asian="normal" style:font-weight-asian="normal" style:font-name-complex="MS Gothic" style:font-size-complex="32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-left="2.064cm" fo:margin-right="0cm" fo:margin-top="0.245cm" fo:margin-bottom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letter-kerning="true" style:font-size-asian="28pt" style:font-size-complex="28pt"/>
    </style:style>
    <style:style style:name="Gliederung_20_3" style:display-name="Gliederung 3" style:family="paragraph" style:parent-style-name="Gliederung_20_2">
      <style:paragraph-properties fo:margin-left="3.175cm" fo:margin-right="0cm" fo:margin-top="0.212cm" fo:margin-bottom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left="4.445cm" fo:margin-right="0cm" fo:margin-top="0.176cm" fo:margin-bottom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Standard_7e_LT_7e_Gliederung_20_1" style:display-name="Standard~LT~Gliederung 1" style:family="paragraph">
      <style:paragraph-properties fo:margin-left="0.953cm" fo:margin-right="0cm" fo:margin-top="0.282cm" fo:margin-bottom="0cm" style:line-height-at-least="0.353cm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MS Gothic" fo:font-size="32pt" fo:font-style="normal" fo:text-shadow="none" style:text-underline-style="none" fo:font-weight="normal" style:font-name-asian="MS Gothic" style:font-size-asian="32pt" style:font-style-asian="normal" style:font-weight-asian="normal" style:font-name-complex="MS Gothic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Default_7e_LT_7e_Gliederung_20_1">
      <style:paragraph-properties fo:margin-left="2.064cm" fo:margin-right="0cm" fo:margin-top="0.245cm" fo:margin-bottom="0cm" style:line-height-at-least="0.353cm" fo:text-align="start" style:justify-single-word="false" fo:text-indent="-0.794cm" style:auto-text-indent="false" style:writing-mode="lr-tb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color="#000000" style:font-name="MS Gothic" fo:font-size="28pt" style:font-name-asian="MS Gothic" style:font-size-asian="28pt" style:font-name-complex="MS Gothic" style:font-size-complex="28pt"/>
    </style:style>
    <style:style style:name="Standard_7e_LT_7e_Gliederung_20_3" style:display-name="Standard~LT~Gliederung 3" style:family="paragraph" style:parent-style-name="Default_7e_LT_7e_Gliederung_20_2">
      <style:paragraph-properties fo:margin-left="3.175cm" fo:margin-right="0cm" fo:margin-top="0.212cm" fo:margin-bottom="0cm" style:line-height-at-least="0.353cm" fo:text-align="start" style:justify-single-word="false" fo:text-indent="-0.635cm" style:auto-text-indent="false" style:writing-mode="lr-tb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color="#000000" style:font-name="MS Gothic" fo:font-size="24pt" style:font-name-asian="MS Gothic" style:font-size-asian="24pt" style:font-name-complex="MS Gothic" style:font-size-complex="24pt"/>
    </style:style>
    <style:style style:name="Standard_7e_LT_7e_Gliederung_20_4" style:display-name="Standard~LT~Gliederung 4" style:family="paragraph" style:parent-style-name="Default_7e_LT_7e_Gliederung_20_3">
      <style:paragraph-properties fo:margin-left="4.445cm" fo:margin-right="0cm" fo:margin-top="0.176cm" fo:margin-bottom="0cm" style:line-height-at-least="0.353cm" fo:text-align="start" style:justify-single-word="false" fo:text-indent="-0.635cm" style:auto-text-indent="false" style:writing-mode="lr-tb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color="#000000" style:font-name="MS Gothic" fo:font-size="20pt" style:font-name-asian="MS Gothic" style:font-size-asian="20pt" style:font-name-complex="MS Gothic" style:font-size-complex="20pt"/>
    </style:style>
    <style:style style:name="Standard_7e_LT_7e_Gliederung_20_5" style:display-name="Standard~LT~Gliederung 5" style:family="paragraph" style:parent-style-name="Default_7e_LT_7e_Gliederung_20_4">
      <style:paragraph-properties fo:margin-left="5.715cm" fo:margin-right="0cm" fo:margin-top="0.176cm" fo:margin-bottom="0cm" style:line-height-at-least="0.353cm" fo:text-align="start" style:justify-single-word="false" fo:text-indent="-0.635cm" style:auto-text-indent="false" style:writing-mode="lr-tb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color="#000000" style:font-name="MS Gothic" style:font-name-asian="MS Gothic" style:font-name-complex="MS Gothic"/>
    </style:style>
    <style:style style:name="Standard_7e_LT_7e_Gliederung_20_6" style:display-name="Standard~LT~Gliederung 6" style:family="paragraph" style:parent-style-name="Default_7e_LT_7e_Gliederung_20_5">
      <style:paragraph-properties fo:margin-left="5.715cm" fo:margin-right="0cm" fo:margin-top="0.176cm" fo:margin-bottom="0cm" style:line-height-at-least="0.353cm" fo:text-align="start" style:justify-single-word="false" fo:text-indent="-0.635cm" style:auto-text-indent="false" style:writing-mode="lr-tb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color="#000000" style:font-name="MS Gothic" style:font-name-asian="MS Gothic" style:font-name-complex="MS Gothic"/>
    </style:style>
    <style:style style:name="Standard_7e_LT_7e_Gliederung_20_7" style:display-name="Standard~LT~Gliederung 7" style:family="paragraph" style:parent-style-name="Default_7e_LT_7e_Gliederung_20_6">
      <style:paragraph-properties fo:margin-left="5.715cm" fo:margin-right="0cm" fo:margin-top="0.176cm" fo:margin-bottom="0cm" style:line-height-at-least="0.353cm" fo:text-align="start" style:justify-single-word="false" fo:text-indent="-0.635cm" style:auto-text-indent="false" style:writing-mode="lr-tb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color="#000000" style:font-name="MS Gothic" style:font-name-asian="MS Gothic" style:font-name-complex="MS Gothic"/>
    </style:style>
    <style:style style:name="Standard_7e_LT_7e_Gliederung_20_8" style:display-name="Standard~LT~Gliederung 8" style:family="paragraph" style:parent-style-name="Default_7e_LT_7e_Gliederung_20_7">
      <style:paragraph-properties fo:margin-left="5.715cm" fo:margin-right="0cm" fo:margin-top="0.176cm" fo:margin-bottom="0cm" style:line-height-at-least="0.353cm" fo:text-align="start" style:justify-single-word="false" fo:text-indent="-0.635cm" style:auto-text-indent="false" style:writing-mode="lr-tb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color="#000000" style:font-name="MS Gothic" style:font-name-asian="MS Gothic" style:font-name-complex="MS Gothic"/>
    </style:style>
    <style:style style:name="Standard_7e_LT_7e_Gliederung_20_9" style:display-name="Standard~LT~Gliederung 9" style:family="paragraph" style:parent-style-name="Default_7e_LT_7e_Gliederung_20_8">
      <style:paragraph-properties fo:margin-left="5.715cm" fo:margin-right="0cm" fo:margin-top="0.176cm" fo:margin-bottom="0cm" style:line-height-at-least="0.353cm" fo:text-align="start" style:justify-single-word="false" fo:text-indent="-0.635cm" style:auto-text-indent="false" style:writing-mode="lr-tb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color="#000000" style:font-name="MS Gothic" style:font-name-asian="MS Gothic" style:font-name-complex="MS Gothic"/>
    </style:style>
    <style:style style:name="Standard_7e_LT_7e_Titel" style:display-name="Standard~LT~Titel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style:text-outline="false" style:text-line-through-style="none" style:font-name="MS Gothic" fo:font-size="44pt" fo:font-style="normal" fo:text-shadow="none" style:text-underline-style="none" fo:font-weight="normal" style:font-name-asian="MS Gothic" style:font-size-asian="44pt" style:font-style-asian="normal" style:font-weight-asian="normal" style:font-name-complex="MS Gothic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.953cm" fo:margin-right="0cm" fo:margin-top="0.353cm" fo:margin-bottom="0cm" style:line-height-at-least="0.353cm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MS Gothic" fo:font-size="40pt" fo:font-style="normal" fo:text-shadow="none" style:text-underline-style="none" fo:font-weight="normal" style:font-name-asian="MS Gothic" style:font-size-asian="40pt" style:font-style-asian="normal" style:font-weight-asian="normal" style:font-name-complex="MS Gothic" style:font-size-complex="40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24pt" fo:font-style="normal" fo:text-shadow="none" style:text-underline-style="none" fo:font-weight="normal" style:font-name-asian="Mangal" style:font-size-asian="24pt" style:font-style-asian="normal" style:font-weight-asian="normal" style:font-name-complex="Mangal" style:font-size-complex="24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MS Gothic" fo:font-size="24pt" fo:font-style="normal" fo:text-shadow="none" style:text-underline-style="none" fo:font-weight="normal" style:font-name-asian="MS Gothic" style:font-size-asian="24pt" style:font-style-asian="normal" style:font-weight-asian="normal" style:font-name-complex="MS Gothic" style:font-size-complex="24pt" style:font-style-complex="normal" style:font-weight-complex="normal"/>
    </style:style>
    <style:style style:name="Standard_7e_LT_7e_Hintergrund" style:display-name="Standard~LT~Hintergrund" style:family="paragraph">
      <style:paragraph-properties fo:text-align="center" style:justify-single-word="false" style:text-autospace="none"/>
    </style:style>
    <style:style style:name="WW-Titel1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style:text-outline="false" style:text-line-through-style="none" style:font-name="MS Gothic" fo:font-size="44pt" fo:font-style="normal" fo:text-shadow="none" style:text-underline-style="none" fo:font-weight="normal" style:font-name-asian="MS Gothic" style:font-size-asian="44pt" style:font-style-asian="normal" style:font-weight-asian="normal" style:font-name-complex="MS Gothic" style:font-size-complex="44pt" style:font-style-complex="normal" style:font-weight-complex="normal" style:text-emphasize="none" style:text-overline-style="none" style:text-ov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13T11:57:02.42</meta:creation-date>
    <meta:editing-duration>PT3H42M</meta:editing-duration>
    <meta:editing-cycles>21</meta:editing-cycles>
    <meta:generator>OpenOffice/4.1.1$Win32 OpenOffice.org_project/411m6$Build-9775</meta:generator>
    <dc:date>2016-02-03T17:31:27.55</dc:date>
    <dc:creator>Yvonne Fitzgerald</dc:creator>
    <meta:document-statistic meta:table-count="1" meta:image-count="0" meta:object-count="0" meta:page-count="2" meta:paragraph-count="44" meta:word-count="241" meta:character-count="1697"/>
  </office:meta>
</office:document-meta>
</file>